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885da" officeooo:paragraph-rsid="001885d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5d1bc" officeooo:paragraph-rsid="0025d1bc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25d1bc" officeooo:paragraph-rsid="0025d1bc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5d1bc"/>
    </style:style>
    <style:style style:name="T1" style:family="text">
      <style:text-properties officeooo:rsid="00260346"/>
    </style:style>
    <style:style style:name="T2" style:family="text">
      <style:text-properties officeooo:rsid="00265f4d"/>
    </style:style>
    <style:style style:name="T3" style:family="text">
      <style:text-properties fo:font-size="12pt" officeooo:rsid="0025d1bc" style:font-size-asian="10.5pt" style:font-size-complex="12pt"/>
    </style:style>
    <style:style style:name="T4" style:family="text">
      <style:text-properties fo:font-size="12pt" officeooo:rsid="00265f4d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Defined Process</text:p>
      <text:p text:style-name="P1"/>
      <text:list xml:id="list2920752767" text:style-name="L1">
        <text:list-item>
          <text:p text:style-name="P3">Introdução</text:p>
          <text:list>
            <text:list-item>
              <text:p text:style-name="P3">Esse documento tem como objetivo comentar do processo utilizado para a construção dos demais artefatos no projeto.</text:p>
            </text:list-item>
          </text:list>
          <text:p text:style-name="P3"/>
        </text:list-item>
        <text:list-item>
          <text:p text:style-name="P3">Divisão do trabalho</text:p>
          <text:list>
            <text:list-item>
              <text:p text:style-name="P3">Para desenvolver os artefatos dividimos o número de artefatos para cada integrante, dessa forma cada integrante ficou encarregado de fazer um artefato e por fim o artefato smoke-test foi feito por toda a equipe.</text:p>
            </text:list-item>
            <text:list-item>
              <text:p text:style-name="P3">Cada integrante conversou com outros integrantes quando dúvidas a cerca de um artefato anterior <text:span text:style-name="T1">aparecesse.</text:span></text:p>
              <text:p text:style-name="P3"/>
            </text:list-item>
          </text:list>
        </text:list-item>
        <text:list-item>
          <text:p text:style-name="P3">Iterações</text:p>
          <text:list>
            <text:list-item>
              <text:p text:style-name="P4"><text:span text:style-name="T3">O projeto foi dividido em 8 ciclos de iterações onde cada integrante ficou responsável em fazer algum de seus artefatos.</text:span></text:p>
              <text:p text:style-name="P3"/>
            </text:list-item>
          </text:list>
        </text:list-item>
        <text:list-item>
          <text:p text:style-name="P3"><text:span text:style-name="T1">Repositório</text:span> de artefatos</text:p>
          <text:list>
            <text:list-item>
              <text:p text:style-name="P3"><text:span text:style-name="T1">A fim de</text:span> centralizar todo o conteúdo construído foi criado um repositório no github que pode ser encontrado em <text:a xlink:type="simple" xlink:href="https://github.com/gustavoasb/es-laconhttps://github.com/gustavoasb/es-lacon" text:style-name="Internet_20_link" text:visited-style-name="Visited_20_Internet_20_Link">https://github.com/gustavoasb/es-lacon</text:a></text:p>
            </text:list-item>
            <text:list-item>
              <text:p text:style-name="P3">Nesse <text:span text:style-name="T1">repositório</text:span> pode ser encontrado a lista com as tarefas de cada integrante do grupo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30T18:18:29.455168748</meta:creation-date>
    <dc:date>2021-05-03T14:40:19.646000000</dc:date>
    <meta:editing-duration>PT42M7S</meta:editing-duration>
    <meta:editing-cycles>8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4" meta:word-count="145" meta:character-count="888" meta:non-whitespace-character-count="767"/>
  </office:meta>
</office:document-meta>
</file>